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4900*"/>
    </style:style>
    <style:style style:name="asd.B" style:family="table-column">
      <style:table-column-properties style:column-width="1.455cm" style:rel-column-width="5990*"/>
    </style:style>
    <style:style style:name="asd.C" style:family="table-column">
      <style:table-column-properties style:column-width="2.619cm" style:rel-column-width="10782*"/>
    </style:style>
    <style:style style:name="asd.D" style:family="table-column">
      <style:table-column-properties style:column-width="4.339cm" style:rel-column-width="17861*"/>
    </style:style>
    <style:style style:name="asd.E" style:family="table-column">
      <style:table-column-properties style:column-width="1.402cm" style:rel-column-width="5772*"/>
    </style:style>
    <style:style style:name="asd.F" style:family="table-column">
      <style:table-column-properties style:column-width="4.914cm" style:rel-column-width="20230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Table_20_Contents">
      <style:text-properties fo:background-color="#c0c0c0"/>
    </style:style>
    <style:style style:name="P7" style:family="paragraph" style:parent-style-name="Standard" style:master-page-name="Standard">
      <style:paragraph-properties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<text:span text:style-name="T1">ORIENTATION: DUNNO</text:span></text:p>
      <text:p text:style-name="P1"/>
      <text:p text:style-name="P2">board<text:tab/>db25<text:tab/>function<text:tab/><text:tab/><text:tab/><text:tab/><text:tab/><text:tab/><text:tab/>done? (board)</text:p>
      <text:list xml:id="list2061727220" text:style-name="LS1">
        <text:list-item>
          <text:p text:style-name="P8">15<text:tab/>keysw orange<text:span text:style-name="T2"> (live side)</text:span></text:p>
        </text:list-item>
        <text:list-item>
          <text:p text:style-name="P8">13<text:tab/>pot red <text:span text:style-name="T2">(to +5V)</text:span></text:p>
        </text:list-item>
        <text:list-item>
          <text:p text:style-name="P8">12<text:tab/>pot yellow <text:span text:style-name="T2">(analog output)</text:span></text:p>
        </text:list-item>
        <text:list-item>
          <text:p text:style-name="P8">10<text:tab/>piezo black, lcd black, keysw green, pot black <text:span text:style-name="T2">(ground)<text:tab/></text:span>done</text:p>
        </text:list-item>
        <text:list-item>
          <text:p text:style-name="P8">11<text:tab/>piezo red <text:span text:style-name="T2">(live side)</text:span></text:p>
        </text:list-item>
        <text:list-item>
          <text:p text:style-name="P8">5<text:tab/>lcd red <text:span text:style-name="T2">(3.3V +V)<text:tab/><text:tab/><text:tab/><text:tab/><text:tab/><text:tab/></text:span>done</text:p>
        </text:list-item>
        <text:list-item>
          <text:p text:style-name="P8">6<text:tab/>lcd violet <text:span text:style-name="T2">(Data @3.3V)</text:span></text:p>
        </text:list-item>
        <text:list-item>
          <text:p text:style-name="P8">19<text:tab/>keypad green<text:tab/><text:tab/>C3</text:p>
        </text:list-item>
        <text:list-item>
          <text:p text:style-name="P8">18<text:tab/>keypad yellow<text:tab/><text:tab/>R1</text:p>
        </text:list-item>
        <text:list-item>
          <text:p text:style-name="P8">17<text:tab/>keypad violet<text:tab/><text:tab/>R4</text:p>
        </text:list-item>
        <text:list-item>
          <text:p text:style-name="P8">21<text:tab/>keypad white<text:tab/><text:tab/>C2</text:p>
        </text:list-item>
        <text:list-item>
          <text:p text:style-name="P8">22<text:tab/>keypad pink<text:tab/><text:tab/>R2</text:p>
        </text:list-item>
        <text:list-item>
          <text:p text:style-name="P8">23<text:tab/>keypad blue<text:tab/><text:tab/>R3</text:p>
        </text:list-item>
        <text:list-item>
          <text:p text:style-name="P8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Table_20_Heading">Schematic Label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VIN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Table_20_Contents">GND</text:p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+5V</text:p>
          </table:table-cell>
        </table:table-row>
        <table:table-row>
          <table:table-cell table:style-name="asd.A2" office:value-type="string">
            <text:p text:style-name="P6">PE0</text:p>
          </table:table-cell>
          <table:table-cell table:style-name="asd.A2" office:value-type="string">
            <text:p text:style-name="P6">0</text:p>
          </table:table-cell>
          <table:table-cell table:style-name="asd.A2" office:value-type="string">
            <text:p text:style-name="P6">UART0 R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6">PE1</text:p>
          </table:table-cell>
          <table:table-cell table:style-name="asd.A2" office:value-type="string">
            <text:p text:style-name="P6">1</text:p>
          </table:table-cell>
          <table:table-cell table:style-name="asd.A2" office:value-type="string">
            <text:p text:style-name="P6">UART0 T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UART1_RX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UART1_TX</text:p>
          </table:table-cell>
        </table:table-row>
        <table:table-row>
          <table:table-cell table:style-name="asd.A2" office:value-type="string">
            <text:p text:style-name="P6">PH5</text:p>
          </table:table-cell>
          <table:table-cell table:style-name="asd.A2" office:value-type="string">
            <text:p text:style-name="P6">8</text:p>
          </table:table-cell>
          <table:table-cell table:style-name="asd.A2" office:value-type="string">
            <text:p text:style-name="P6">UART2 RX</text:p>
          </table:table-cell>
          <table:table-cell table:style-name="asd.A2" office:value-type="string">
            <text:p text:style-name="P6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LCD_DATA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FLOWPOT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KEYSW_IN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1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2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3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4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1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2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3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BATT_IN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SPK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33</meta:editing-cycles>
    <dc:date>2012-12-09T21:11:54</dc:date>
    <meta:editing-duration>PT5H33M16S</meta:editing-duration>
    <dc:creator>David Turner</dc:creator>
    <meta:document-statistic meta:table-count="2" meta:image-count="0" meta:object-count="0" meta:page-count="2" meta:paragraph-count="158" meta:word-count="359" meta:character-count="1331" meta:non-whitespace-character-count="1475"/>
  </office:meta>
</office:document-meta>
</file>